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1e505e" officeooo:paragraph-rsid="001e505e"/>
    </style:style>
    <style:style style:name="P2" style:family="paragraph" style:parent-style-name="Contents_20_Heading">
      <style:paragraph-properties fo:break-before="page"/>
    </style:style>
    <style:style style:name="P3" style:family="paragraph" style:parent-style-name="Contents_20_2">
      <style:paragraph-properties>
        <style:tab-stops>
          <style:tab-stop style:position="6.7283in" style:type="right" style:leader-style="dotted" style:leader-text="."/>
        </style:tab-stops>
      </style:paragraph-properties>
    </style:style>
    <style:style style:name="P4" style:family="paragraph" style:parent-style-name="Contents_20_1">
      <style:paragraph-properties>
        <style:tab-stops>
          <style:tab-stop style:position="6.9252in" style:type="right" style:leader-style="dotted" style:leader-text="."/>
        </style:tab-stops>
      </style:paragraph-properties>
    </style:style>
    <style:style style:name="P5" style:family="paragraph" style:parent-style-name="Subtitle">
      <style:text-properties fo:language="zxx" fo:country="none" officeooo:rsid="001cc0f3" officeooo:paragraph-rsid="001cc0f3" style:language-asian="zxx" style:country-asian="none" style:language-complex="zxx" style:country-complex="none"/>
    </style:style>
    <style:style style:name="P6" style:family="paragraph" style:parent-style-name="Text_20_body">
      <style:paragraph-properties fo:line-height="100%"/>
      <style:text-properties fo:language="zxx" fo:country="none" officeooo:rsid="001d51ef" officeooo:paragraph-rsid="001d51ef" style:language-asian="zxx" style:country-asian="none" style:language-complex="zxx" style:country-complex="none"/>
    </style:style>
    <style:style style:name="P7" style:family="paragraph" style:parent-style-name="Text_20_body">
      <style:text-properties fo:language="zxx" fo:country="none" officeooo:rsid="001df247" officeooo:paragraph-rsid="001e505e" style:language-asian="zxx" style:country-asian="none" style:language-complex="zxx" style:country-complex="none"/>
    </style:style>
    <style:style style:name="P8" style:family="paragraph" style:parent-style-name="Text_20_body">
      <style:text-properties fo:language="zxx" fo:country="none" officeooo:rsid="001df247" officeooo:paragraph-rsid="001df247" style:language-asian="zxx" style:country-asian="none" style:language-complex="zxx" style:country-complex="none"/>
    </style:style>
    <style:style style:name="P9" style:family="paragraph" style:parent-style-name="Text_20_body">
      <style:text-properties fo:language="zxx" fo:country="none" officeooo:rsid="001e505e" officeooo:paragraph-rsid="001e505e" style:language-asian="zxx" style:country-asian="none" style:language-complex="zxx" style:country-complex="none"/>
    </style:style>
    <style:style style:name="P10" style:family="paragraph" style:parent-style-name="Text_20_body">
      <style:text-properties fo:language="zxx" fo:country="none" officeooo:rsid="001f48a8" officeooo:paragraph-rsid="001f48a8" style:language-asian="zxx" style:country-asian="none" style:language-complex="zxx" style:country-complex="none"/>
    </style:style>
    <style:style style:name="P11" style:family="paragraph" style:parent-style-name="Text_20_body">
      <style:text-properties fo:language="zxx" fo:country="none" officeooo:rsid="002ec3c8" officeooo:paragraph-rsid="002ec3c8" style:language-asian="zxx" style:country-asian="none" style:language-complex="zxx" style:country-complex="none"/>
    </style:style>
    <style:style style:name="P12" style:family="paragraph" style:parent-style-name="Text_20_body">
      <style:text-properties fo:language="zxx" fo:country="none" officeooo:rsid="0030a6f8" officeooo:paragraph-rsid="0030a6f8" style:language-asian="zxx" style:country-asian="none" style:language-complex="zxx" style:country-complex="none"/>
    </style:style>
    <style:style style:name="P13" style:family="paragraph" style:parent-style-name="Heading_20_1">
      <style:paragraph-properties fo:break-before="page"/>
      <style:text-properties fo:language="zxx" fo:country="none" style:language-asian="zxx" style:country-asian="none" style:language-complex="zxx" style:country-complex="none"/>
    </style:style>
    <style:style style:name="P14" style:family="paragraph" style:parent-style-name="Heading_20_1">
      <style:paragraph-properties fo:break-before="page"/>
      <style:text-properties fo:language="zxx" fo:country="none" officeooo:rsid="001cc0f3" officeooo:paragraph-rsid="001cc0f3" style:language-asian="zxx" style:country-asian="none" style:language-complex="zxx" style:country-complex="none"/>
    </style:style>
    <style:style style:name="P15" style:family="paragraph" style:parent-style-name="Title" style:master-page-name="First_20_Page">
      <style:paragraph-properties style:page-number="auto"/>
      <style:text-properties fo:language="zxx" fo:country="none" officeooo:rsid="001cc0f3" style:language-asian="zxx" style:country-asian="none" style:language-complex="zxx" style:country-complex="none"/>
    </style:style>
    <style:style style:name="P16" style:family="paragraph" style:parent-style-name="Heading_20_2" style:list-style-name="">
      <style:paragraph-properties fo:line-height="100%"/>
    </style:style>
    <style:style style:name="P17" style:family="paragraph" style:parent-style-name="Heading_20_2">
      <style:paragraph-properties fo:break-before="page"/>
      <style:text-properties fo:language="zxx" fo:country="none" style:language-asian="zxx" style:country-asian="none" style:language-complex="zxx" style:country-complex="none"/>
    </style:style>
    <style:style style:name="P18" style:family="paragraph" style:parent-style-name="Heading_20_2">
      <style:paragraph-properties fo:break-before="page"/>
      <style:text-properties fo:language="zxx" fo:country="none" officeooo:rsid="001cc0f3" officeooo:paragraph-rsid="001e505e" style:language-asian="zxx" style:country-asian="none" style:language-complex="zxx" style:country-complex="none"/>
    </style:style>
    <style:style style:name="P19" style:family="paragraph" style:parent-style-name="Text_20_body" style:list-style-name="L1">
      <style:text-properties fo:language="zxx" fo:country="none" officeooo:rsid="002aa389" officeooo:paragraph-rsid="002aa389" style:language-asian="zxx" style:country-asian="none" style:language-complex="zxx" style:country-complex="none"/>
    </style:style>
    <style:style style:name="P20" style:family="paragraph" style:parent-style-name="Text_20_body" style:list-style-name="L2">
      <style:paragraph-properties fo:line-height="100%"/>
      <style:text-properties fo:language="zxx" fo:country="none" officeooo:rsid="001cc0f3" officeooo:paragraph-rsid="001cc0f3" style:language-asian="zxx" style:country-asian="none" style:language-complex="zxx" style:country-complex="none"/>
    </style:style>
    <style:style style:name="P21" style:family="paragraph" style:parent-style-name="Text_20_body" style:list-style-name="L2">
      <style:paragraph-properties fo:line-height="100%"/>
      <style:text-properties fo:language="zxx" fo:country="none" officeooo:rsid="001cc0f3" officeooo:paragraph-rsid="001d51ef" style:language-asian="zxx" style:country-asian="none" style:language-complex="zxx" style:country-complex="none"/>
    </style:style>
    <style:style style:name="P22" style:family="paragraph" style:parent-style-name="Text_20_body" style:list-style-name="L2">
      <style:paragraph-properties fo:line-height="100%"/>
      <style:text-properties fo:language="zxx" fo:country="none" officeooo:rsid="001cc0f3" officeooo:paragraph-rsid="00214b4d" style:language-asian="zxx" style:country-asian="none" style:language-complex="zxx" style:country-complex="none"/>
    </style:style>
    <style:style style:name="P23" style:family="paragraph" style:parent-style-name="Text_20_body" style:list-style-name="L2">
      <style:paragraph-properties fo:line-height="100%"/>
      <style:text-properties fo:language="zxx" fo:country="none" officeooo:rsid="0027fa25" officeooo:paragraph-rsid="0027fa25" style:language-asian="zxx" style:country-asian="none" style:language-complex="zxx" style:country-complex="none"/>
    </style:style>
    <style:style style:name="P24" style:family="paragraph" style:parent-style-name="Text_20_body" style:list-style-name="L2">
      <style:paragraph-properties fo:line-height="100%"/>
      <style:text-properties fo:language="zxx" fo:country="none" officeooo:rsid="001d51ef" officeooo:paragraph-rsid="001d51ef" style:language-asian="zxx" style:country-asian="none" style:language-complex="zxx" style:country-complex="none"/>
    </style:style>
    <style:style style:name="P25" style:family="paragraph" style:parent-style-name="Text_20_body" style:list-style-name="L2">
      <style:paragraph-properties fo:line-height="100%"/>
      <style:text-properties fo:language="zxx" fo:country="none" officeooo:rsid="001df247" officeooo:paragraph-rsid="001df247" style:language-asian="zxx" style:country-asian="none" style:language-complex="zxx" style:country-complex="none"/>
    </style:style>
    <style:style style:name="P26" style:family="paragraph" style:parent-style-name="Text_20_body" style:list-style-name="L3">
      <style:text-properties fo:language="zxx" fo:country="none" officeooo:rsid="001df247" officeooo:paragraph-rsid="001df247" style:language-asian="zxx" style:country-asian="none" style:language-complex="zxx" style:country-complex="none"/>
    </style:style>
    <style:style style:name="P27" style:family="paragraph" style:parent-style-name="Text_20_body" style:list-style-name="L3">
      <style:text-properties fo:language="zxx" fo:country="none" officeooo:rsid="0024c6a3" officeooo:paragraph-rsid="0024c6a3" style:language-asian="zxx" style:country-asian="none" style:language-complex="zxx" style:country-complex="none"/>
    </style:style>
    <style:style style:name="P28" style:family="paragraph" style:parent-style-name="Text_20_body" style:list-style-name="L3">
      <style:text-properties fo:language="zxx" fo:country="none" officeooo:rsid="001e505e" officeooo:paragraph-rsid="001e505e" style:language-asian="zxx" style:country-asian="none" style:language-complex="zxx" style:country-complex="none"/>
    </style:style>
    <style:style style:name="T1" style:family="text">
      <style:text-properties officeooo:rsid="001d51ef"/>
    </style:style>
    <style:style style:name="T2" style:family="text">
      <style:text-properties officeooo:rsid="001df247"/>
    </style:style>
    <style:style style:name="T3" style:family="text">
      <style:text-properties officeooo:rsid="001f48a8"/>
    </style:style>
    <style:style style:name="T4" style:family="text">
      <style:text-properties officeooo:rsid="0024192a"/>
    </style:style>
    <style:style style:name="T5" style:family="text">
      <style:text-properties officeooo:rsid="00265b51"/>
    </style:style>
    <style:style style:name="T6" style:family="text">
      <style:text-properties officeooo:rsid="002aa389"/>
    </style:style>
    <style:style style:name="T7" style:family="text">
      <style:text-properties officeooo:rsid="002b5d76"/>
    </style:style>
    <style:style style:name="T8" style:family="text">
      <style:text-properties officeooo:rsid="002d5191"/>
    </style:style>
    <style:style style:name="T9" style:family="text">
      <style:text-properties officeooo:rsid="0031f0b6"/>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Werkplan Wonencorp</text:p>
      <text:p text:style-name="P5">door Sander Buruma</text:p>
      <text:p text:style-name="P5">aka Cubit3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Table of Contents</text:p>
          </text:index-title>
          <text:p text:style-name="P4"><text:a xlink:type="simple" xlink:href="#__RefHeading___Toc106_7172145" text:style-name="Index_20_Link" text:visited-style-name="Index_20_Link">1. Opzet van de SQL Database<text:tab/>3</text:a></text:p>
          <text:p text:style-name="P3"><text:a xlink:type="simple" xlink:href="#__RefHeading___Toc108_7172145" text:style-name="Index_20_Link" text:visited-style-name="Index_20_Link">a. Woningen<text:tab/>3</text:a></text:p>
          <text:p text:style-name="P3"><text:a xlink:type="simple" xlink:href="#__RefHeading___Toc215_7172145" text:style-name="Index_20_Link" text:visited-style-name="Index_20_Link">b. Bronnen<text:tab/>4</text:a></text:p>
          <text:p text:style-name="P4"><text:a xlink:type="simple" xlink:href="#__RefHeading___Toc233_7172145" text:style-name="Index_20_Link" text:visited-style-name="Index_20_Link">2. Frontend &amp; Styling<text:tab/>5</text:a></text:p>
        </text:index-body>
      </text:table-of-content>
      <text:p text:style-name="Frame_20_contents"/>
      <text:h text:style-name="P14" text:outline-level="1"><text:bookmark-start text:name="__RefHeading___Toc106_7172145"/>1. Opzet van de SQL Database<text:bookmark-end text:name="__RefHeading___Toc106_7172145"/></text:h>
      <text:p text:style-name="P9">De Woningen en Bronnen tabellen moeten regelmatig worden geupdate. Huidig idee: elk uur.</text:p>
      <text:list xml:id="list3418386647134617360" text:style-name="L1">
        <text:list-item>
          <text:p text:style-name="P19">Eerst worden alle woningen gemarkeerd als inactief. Bij stap 5 worden de actieve weer op actief gesteldt.</text:p>
        </text:list-item>
        <text:list-item>
          <text:p text:style-name="P19">Elke website wordt in volgorde overheen gegaan. </text:p>
        </text:list-item>
        <text:list-item>
          <text:p text:style-name="P19">Eerst wordt een index opgehaald. Sommige websites hebben meerdere paginas voor hun totaal aanbod omdat niet alles op 1 pagina past. Deze links <text:span text:style-name="T9">of het aantal paginas</text:span> worden geproduceerd en doorgegeven aan <text:span text:style-name="T9">het</text:span> volgende <text:span text:style-name="T9">deel vd </text:span>functie.</text:p>
        </text:list-item>
        <text:list-item>
          <text:p text:style-name="P19">De volgende functie verzameld de links van alle individuele woningen en maakt daar een lijst van. </text:p>
        </text:list-item>
        <text:list-item>
          <text:p text:style-name="P19">De lijst van links wordt vergeleken met de database van advertenties van de bron website. Alle links die al bestaan in de database worden op actief gezet en uit de lijst verwijderd.</text:p>
        </text:list-item>
        <text:list-item>
          <text:p text:style-name="P19">De overgebleven links worden <text:span text:style-name="T7">1</text:span> voor <text:span text:style-name="T7">1</text:span> samengesteld in een lijst van nieuwe advertenties met al hun data gescraped van hun individuele paginas.</text:p>
        </text:list-item>
        <text:list-item>
          <text:p text:style-name="P19">De lijst van deze nieuwe woningen wordt toegevoegd, als die nieuwe woningen er zijn.</text:p>
        </text:list-item>
        <text:list-item>
          <text:p text:style-name="P19">We beginnen opnieuw vanaf stap 3 tot dat alle bron websites zijn <text:span text:style-name="T8">gescraped</text:span>.</text:p>
        </text:list-item>
      </text:list>
      <text:p text:style-name="P11">Welke bronsites gebruiken we?</text:p>
      <text:p text:style-name="P11"><text:a xlink:type="simple" xlink:href="https://www.funda.nl/huur/heel-nederland/p1/" text:style-name="Internet_20_link" text:visited-style-name="Visited_20_Internet_20_Link">https://www.funda.nl/huur/heel-nederland/p1/</text:a></text:p>
      <text:p text:style-name="P12"><text:a xlink:type="simple" xlink:href="https://www.pararius.nl/koopwoningen/groningen" text:style-name="Internet_20_link" text:visited-style-name="Visited_20_Internet_20_Link">https://www.pararius.nl/koopwoningen/groningen</text:a></text:p>
      <text:p text:style-name="P12"><text:a xlink:type="simple" xlink:href="https://www.pararius.nl/koopwoningen/zwolle" text:style-name="Internet_20_link" text:visited-style-name="Visited_20_Internet_20_Link">https://www.pararius.nl/koopwoningen/zwolle</text:a></text:p>
      <text:p text:style-name="P12"><text:a xlink:type="simple" xlink:href="https://www.pararius.nl/koopwoningen/eindhoven" text:style-name="Internet_20_link" text:visited-style-name="Visited_20_Internet_20_Link">https://www.pararius.nl/koopwoningen/eindhoven</text:a></text:p>
      <text:p text:style-name="P12"><text:a xlink:type="simple" xlink:href="https://www.pararius.nl/koopwoningen/rotterdam" text:style-name="Internet_20_link" text:visited-style-name="Visited_20_Internet_20_Link">https://www.pararius.nl/koopwoningen/rotterdam</text:a></text:p>
      <text:p text:style-name="P12"><text:a xlink:type="simple" xlink:href="https://www.pararius.nl/koopwoningen/amsterdam" text:style-name="Internet_20_link" text:visited-style-name="Visited_20_Internet_20_Link">https://www.pararius.nl/koopwoningen/amsterdam</text:a></text:p>
      <text:h text:style-name="P18" text:outline-level="2"><text:bookmark-start text:name="__RefHeading___Toc108_7172145"/><text:span text:style-name="T6">a</text:span>. Woningen<text:bookmark-end text:name="__RefHeading___Toc108_7172145"/></text:h>
      <text:p text:style-name="P7">De hoofdtabel waarin het totale samengestelde aanbod in wordt samengesteld</text:p>
      <text:p text:style-name="P6">Velden met een asterisk zijn verplicht, de rest moet null kunnen zijn.</text:p>
      <text:list xml:id="list6731703505051366713" text:style-name="L2">
        <text:list-item>
          <text:p text:style-name="P20">*ID (<text:span text:style-name="T1">int:</text:span>primary key)</text:p>
        </text:list-item>
        <text:list-item>
          <text:p text:style-name="P23">Titel</text:p>
        </text:list-item>
        <text:list-item>
          <text:p text:style-name="P21">*Straat <text:span text:style-name="T1">(varchar)</text:span></text:p>
        </text:list-item>
        <text:list-item>
          <text:p text:style-name="P21">*Huisnummer <text:span text:style-name="T1">(varchar)</text:span></text:p>
        </text:list-item>
        <text:list-item>
          <text:p text:style-name="P21">*Postcode <text:span text:style-name="T1">(varchar)</text:span></text:p>
        </text:list-item>
        <text:list-item>
          <text:p text:style-name="P21">*Woonplaats <text:span text:style-name="T1">(varchar)</text:span></text:p>
        </text:list-item>
        <text:list-item>
          <text:p text:style-name="P21">Bijvoegsel <text:span text:style-name="T1">(varchar)</text:span></text:p>
        </text:list-item>
        <text:list-item>
          <text:p text:style-name="P22">*Huurwoning (bool)</text:p>
        </text:list-item>
        <text:list-item>
          <text:p text:style-name="P20">*Prijs (p/m euro huur of koopprijs)</text:p>
        </text:list-item>
        <text:list-item>
          <text:p text:style-name="P20">*Apartement, Huis, Parkeerplaats <text:span text:style-name="T1">(varchar)</text:span></text:p>
        </text:list-item>
        <text:list-item>
          <text:p text:style-name="P20">*<text:span text:style-name="T3">H</text:span>oofdfoto <text:span text:style-name="T1">(varchar:link)</text:span></text:p>
        </text:list-item>
        <text:list-item>
          <text:p text:style-name="P20">Oppervlakte <text:span text:style-name="T1">in m2 (int)</text:span></text:p>
        </text:list-item>
        <text:list-item>
          <text:p text:style-name="P20">Kamers <text:span text:style-name="T1">(int)</text:span></text:p>
        </text:list-item>
        <text:list-item>
          <text:p text:style-name="P24">Slaapkamers (int)</text:p>
        </text:list-item>
        <text:list-item>
          <text:p text:style-name="P24">Parkeerplaats <text:span text:style-name="T3">(bool)</text:span></text:p>
        </text:list-item>
        <text:list-item>
          <text:p text:style-name="P24">Beschikbaar per <text:span text:style-name="T3">(date)</text:span></text:p>
        </text:list-item>
        <text:list-item>
          <text:p text:style-name="P20">Gestoffeerd (?bool)</text:p>
        </text:list-item>
        <text:list-item>
          <text:p text:style-name="P24">Bron (<text:span text:style-name="T2">ID:referencekey in nieuwe tabel</text:span>)</text:p>
        </text:list-item>
        <text:list-item>
          <text:p text:style-name="P24">Link naar originele advertentie <text:span text:style-name="T2">(varchar)</text:span></text:p>
        </text:list-item>
        <text:list-item>
          <text:p text:style-name="P25">Actief of niet (bool:of de advertentie nog bestaat)</text:p>
        </text:list-item>
      </text:list>
      <text:h text:style-name="P16" text:outline-level="2"/>
      <text:h text:style-name="P17" text:outline-level="2"><text:bookmark-start text:name="__RefHeading___Toc215_7172145"/>b. <text:span text:style-name="T2">Bronnen</text:span><text:bookmark-end text:name="__RefHeading___Toc215_7172145"/></text:h>
      <text:p text:style-name="P8">De bedrijven / websites vanwaar het aanbod wordt samengesteld</text:p>
      <text:list xml:id="list3069423958842739816" text:style-name="L3">
        <text:list-item>
          <text:p text:style-name="P26">ID (<text:span text:style-name="T3">int:</text:span>primary key)</text:p>
        </text:list-item>
        <text:list-item>
          <text:p text:style-name="P26">Naam (varchar)</text:p>
        </text:list-item>
        <text:list-item>
          <text:p text:style-name="P26">Link website (varchar)</text:p>
        </text:list-item>
        <text:list-item>
          <text:p text:style-name="P26">Aantal Actieve <text:span text:style-name="T4">Woningen</text:span> (int)</text:p>
        </text:list-item>
        <text:list-item>
          <text:p text:style-name="P27"><text:span text:style-name="T5">S</text:span>ymbool (varchar:link)</text:p>
        </text:list-item>
        <text:list-item>
          <text:p text:style-name="P28">Totaal aantal kamers (int)</text:p>
        </text:list-item>
      </text:list>
      <text:h text:style-name="P13" text:outline-level="1"><text:bookmark-start text:name="__RefHeading___Toc233_7172145"/>2. Frontend &amp; Styling<text:bookmark-end text:name="__RefHeading___Toc233_7172145"/></text:h>
      <text:p text:style-name="P10">Corpowonen behoort een uitstraling te hebben die een indruk van professionaliteit en gezelligheid geeft, iets wat je <text:span text:style-name="T6">vertrouwen geeft </text:span>in je toekomstige wo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99"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e505e" officeooo:paragraph-rsid="001e505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8T19:33:28.433000000</meta:creation-date>
    <meta:generator>LibreOffice/4.4.4.3$Windows_x86 LibreOffice_project/2c39ebcf046445232b798108aa8a7e7d89552ea8</meta:generator>
    <dc:date>2019-11-12T11:28:28.545000000</dc:date>
    <meta:editing-duration>PT14H25M45S</meta:editing-duration>
    <meta:editing-cycles>11</meta:editing-cycles>
    <meta:document-statistic meta:table-count="0" meta:image-count="0" meta:object-count="0" meta:page-count="6" meta:paragraph-count="59" meta:word-count="392" meta:character-count="2630" meta:non-whitespace-character-count="2329"/>
  </office:meta>
</office:document-meta>
</file>